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" svg:font-family="'Liberation Serif', 'Times New Roma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cm"/>
    </style:style>
    <style:style style:name="co2" style:family="table-column">
      <style:table-column-properties fo:break-before="auto" style:column-width="7.535cm"/>
    </style:style>
    <style:style style:name="co3" style:family="table-column">
      <style:table-column-properties fo:break-before="auto" style:column-width="1.249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0.508cm"/>
    </style:style>
    <style:style style:name="co6" style:family="table-column">
      <style:table-column-properties fo:break-before="auto" style:column-width="16.383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Times New Roman" style:font-name-asian="Times New Roman1" style:font-name-complex="Times New Roman1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1" style:font-name-complex="Times New Roman1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1" style:font-name-asian="Times New Roman1" style:font-name-complex="Times New Roman1"/>
    </style:style>
    <style:style style:name="ce2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32" style:family="table-cell" style:parent-style-name="Default" style:data-style-name="N0"/>
    <style:style style:name="ce8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Times New Roman" style:font-name-asian="Times New Roman1" style:font-name-complex="Times New Roman1"/>
    </style:style>
    <style:style style:name="ce24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4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0" style:family="table-cell" style:parent-style-name="Default" style:data-style-name="N104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0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1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6" style:family="table-cell" style:parent-style-name="Default" style:data-style-name="N104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46" style:family="table-cell" style:parent-style-name="Default" style:data-style-name="N104">
      <style:table-cell-properties fo:border="0.06pt solid #000000"/>
    </style:style>
    <style:style style:name="ce23" style:family="table-cell" style:parent-style-name="Default" style:data-style-name="N104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5" style:family="table-cell" style:parent-style-name="Default" style:data-style-name="N0">
      <style:table-cell-properties fo:background-color="#ffd8ce"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" style:family="table-cell" style:parent-style-name="Default" style:data-style-name="N0">
      <style:table-cell-properties fo:background-color="#ffd8c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8" style:family="table-cell" style:parent-style-name="Default" style:data-style-name="N105">
      <style:table-cell-properties fo:background-color="#ffd8c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Times New Roman" style:font-name-asian="Times New Roman1" style:font-name-complex="Times New Roman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32"/>
        <table:table-column table:style-name="co2" table:default-cell-style-name="ce32"/>
        <table:table-column table:style-name="co3" table:number-columns-repeated="10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09" table:default-cell-style-name="ce32"/>
        <table:table-row table:style-name="ro1">
          <table:table-cell table:style-name="ce25" office:value-type="string" calcext:value-type="string" table:number-columns-spanned="12" table:number-rows-spanned="1">
            <text:p>Barcelona - Primera Provincial - Grup VI Cadena A</text:p>
          </table:table-cell>
          <table:covered-table-cell table:number-columns-repeated="11"/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Puntos</text:p>
          </table:table-cell>
          <table:table-cell table:style-name="ce2"/>
          <table:table-cell table:style-name="ce6" office:value-type="string" calcext:value-type="string">
            <text:p>Adreçes</text:p>
          </table:table-cell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Gran Penya B (21/1/24 – fuera)</text:p>
          </table:table-cell>
          <table:table-cell table:style-name="ce40"/>
          <table:table-cell table:number-columns-repeated="3"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table:number-columns-repeated="3"/>
          <table:table-cell table:style-name="ce10" office:value-type="float" office:value="1" calcext:value-type="float">
            <text:p>1 <text:s text:c="3"/></text:p>
          </table:table-cell>
          <table:table-cell table:style-name="ce11" table:formula="of:=SUM([.C3:.L3])" office:value-type="float" office:value="5.5" calcext:value-type="float">
            <text:p>5,5</text:p>
          </table:table-cell>
          <table:table-cell table:style-name="ce2"/>
          <table:table-cell table:style-name="ce12" office:value-type="string" calcext:value-type="string">
            <text:p>Rbla. Principal, 52. Vilanova i la G. 93 8938871</text:p>
          </table:table-cell>
          <table:table-cell table:number-columns-repeated="100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Esplugues (4/2/24 – fuera)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40"/>
          <table:table-cell table:number-columns-repeated="2"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table:number-columns-repeated="3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1" table:formula="of:=SUM([.C4:.L4])" office:value-type="float" office:value="3" calcext:value-type="float">
            <text:p>3</text:p>
          </table:table-cell>
          <table:table-cell table:style-name="ce2"/>
          <table:table-cell table:style-name="ce12" office:value-type="string" calcext:value-type="string">
            <text:p>Àngel Guimerà 27-29, 665 111 299 , Esplugues de Llob.</text:p>
          </table:table-cell>
          <table:table-cell table:number-columns-repeated="1009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Sitges B (18/2/24 – fuera)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40"/>
          <table:table-cell table:style-name="ce10" office:value-type="float" office:value="1" calcext:value-type="float">
            <text:p>1 <text:s text:c="3"/></text:p>
          </table:table-cell>
          <table:table-cell table:style-name="ce10" table:number-columns-repeated="3"/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1" table:formula="of:=SUM([.C5:.L5])" office:value-type="float" office:value="2" calcext:value-type="float">
            <text:p>2</text:p>
          </table:table-cell>
          <table:table-cell table:style-name="ce2"/>
          <table:table-cell table:style-name="ce12" office:value-type="string" calcext:value-type="string">
            <text:p>Hotel Sunmay. Pg. Marítim 92-94. 93 811 34 10</text:p>
          </table:table-cell>
          <table:table-cell table:number-columns-repeated="1009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VACANT (3/3/24)</text:p>
          </table:table-cell>
          <table:table-cell table:number-columns-repeated="3" table:style-name="ce10" office:value-type="float" office:value="0" calcext:value-type="float">
            <text:p>0 <text:s text:c="3"/></text:p>
          </table:table-cell>
          <table:table-cell table:style-name="ce40"/>
          <table:table-cell table:number-columns-repeated="6" table:style-name="ce10" office:value-type="float" office:value="0" calcext:value-type="float">
            <text:p>0 <text:s text:c="3"/></text:p>
          </table:table-cell>
          <table:table-cell table:style-name="ce11" table:formula="of:=SUM([.C6:.L6])" office:value-type="float" office:value="0" calcext:value-type="float">
            <text:p>0</text:p>
          </table:table-cell>
          <table:table-cell table:style-name="ce2"/>
          <table:table-cell table:style-name="ce13"/>
          <table:table-cell table:number-columns-repeated="1009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Torrenegra (17/3/24 – fuera)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/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office:value-type="float" office:value="1" calcext:value-type="float">
            <text:p>1 <text:s text:c="3"/>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/>
          <table:table-cell table:style-name="ce11" table:formula="of:=SUM([.C7:.L7])" office:value-type="float" office:value="4.5" calcext:value-type="float">
            <text:p>4,5</text:p>
          </table:table-cell>
          <table:table-cell table:style-name="ce2"/>
          <table:table-cell table:style-name="ce12" office:value-type="string" calcext:value-type="string">
            <text:p>C. València 410, baixos</text:p>
          </table:table-cell>
          <table:table-cell table:number-columns-repeated="1009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Casino Santfeliu B (28/1/24)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table:number-columns-repeated="2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40"/>
          <table:table-cell table:number-columns-repeated="4" table:style-name="ce10" office:value-type="float" office:value="0" calcext:value-type="float">
            <text:p>0 <text:s text:c="3"/></text:p>
          </table:table-cell>
          <table:table-cell table:style-name="ce11" table:formula="of:=SUM([.C8:.L8])" office:value-type="float" office:value="1" calcext:value-type="float">
            <text:p>1</text:p>
          </table:table-cell>
          <table:table-cell table:style-name="ce2"/>
          <table:table-cell table:style-name="ce13"/>
          <table:table-cell table:number-columns-repeated="1009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Sant Boi (11/2/24)</text:p>
          </table:table-cell>
          <table:table-cell table:style-name="ce10" table:number-columns-repeated="3"/>
          <table:table-cell table:number-columns-repeated="3"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1" table:formula="of:=SUM([.C9:.L9])" office:value-type="float" office:value="4.5" calcext:value-type="float">
            <text:p>4,5</text:p>
          </table:table-cell>
          <table:table-cell table:style-name="ce2"/>
          <table:table-cell table:style-name="ce13"/>
          <table:table-cell table:number-columns-repeated="1009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8" office:value-type="string" calcext:value-type="string">
            <text:p>Prat (25/2/24)</text:p>
          </table:table-cell>
          <table:table-cell table:style-name="ce10" table:number-columns-repeated="2"/>
          <table:table-cell table:number-columns-repeated="5"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46"/>
          <table:table-cell table:style-name="ce10" office:value-type="float" office:value="1" calcext:value-type="float">
            <text:p>1 <text:s text:c="3"/></text:p>
          </table:table-cell>
          <table:table-cell table:style-name="ce11" table:formula="of:=SUM([.C10:.L10])" office:value-type="float" office:value="6" calcext:value-type="float">
            <text:p>6</text:p>
          </table:table-cell>
          <table:table-cell table:style-name="ce2"/>
          <table:table-cell table:style-name="ce13"/>
          <table:table-cell table:number-columns-repeated="1009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8" office:value-type="string" calcext:value-type="string">
            <text:p>Torreblanca B (10/3/24)</text:p>
          </table:table-cell>
          <table:table-cell table:style-name="ce10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/>
          <table:table-cell table:style-name="ce40"/>
          <table:table-cell table:style-name="ce10"/>
          <table:table-cell table:style-name="ce11" table:formula="of:=SUM([.C11:.L11])" office:value-type="float" office:value="2" calcext:value-type="float">
            <text:p>2</text:p>
          </table:table-cell>
          <table:table-cell table:style-name="ce2"/>
          <table:table-cell table:style-name="ce13"/>
          <table:table-cell table:number-columns-repeated="1009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15" office:value-type="string" calcext:value-type="string">
            <text:p>Cadena A</text:p>
          </table:table-cell>
          <table:table-cell table:style-name="ce10" office:value-type="float" office:value="0" calcext:value-type="float">
            <text:p>0 <text:s text:c="3"/></text:p>
          </table:table-cell>
          <table:table-cell table:number-columns-repeated="3" table:style-name="ce10" office:value-type="float" office:value="1" calcext:value-type="float">
            <text:p>1 <text:s text:c="3"/></text:p>
          </table:table-cell>
          <table:table-cell table:style-name="ce1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/>
          <table:table-cell table:style-name="ce40"/>
          <table:table-cell table:style-name="ce11" table:formula="of:=SUM([.C12:.L12])" office:value-type="float" office:value="4.5" calcext:value-type="float">
            <text:p>4,5</text:p>
          </table:table-cell>
          <table:table-cell table:style-name="ce2"/>
          <table:table-cell table:style-name="ce13"/>
          <table:table-cell table:number-columns-repeated="1009"/>
        </table:table-row>
        <table:table-row table:style-name="ro3">
          <table:table-cell table:style-name="ce2" table:number-columns-repeated="15"/>
          <table:table-cell table:number-columns-repeated="1009"/>
        </table:table-row>
        <table:table-row table:style-name="ro1">
          <table:table-cell table:style-name="ce25" office:value-type="string" calcext:value-type="string" table:number-columns-spanned="12" table:number-rows-spanned="1">
            <text:p>Barcelona - Segona Provincial - Grup VI Cadena B</text:p>
          </table:table-cell>
          <table:covered-table-cell table:number-columns-repeated="11"/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Puntos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Foment D (21/1/24 – fuera)</text:p>
          </table:table-cell>
          <table:table-cell table:style-name="ce4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number-columns-repeated="2"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table:number-columns-repeated="3"/>
          <table:table-cell table:style-name="ce10" office:value-type="float" office:value="0" calcext:value-type="float">
            <text:p>0 <text:s text:c="3"/></text:p>
          </table:table-cell>
          <table:table-cell table:style-name="ce11" table:formula="of:=SUM([.C16:.L16])" office:value-type="float" office:value="3" calcext:value-type="float">
            <text:p>3</text:p>
          </table:table-cell>
          <table:table-cell table:style-name="ce2"/>
          <table:table-cell table:style-name="ce12" office:value-type="string" calcext:value-type="string">
            <text:p>C. Provença 591-593 93 435 73 76</text:p>
          </table:table-cell>
          <table:table-cell table:number-columns-repeated="100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Peona i peó F (4/2/24 – fuera)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40"/>
          <table:table-cell table:style-name="ce10" office:value-type="float" office:value="0.5" calcext:value-type="float">
            <text:p><text:s/>1/2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0" table:number-columns-repeated="3"/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1" table:formula="of:=SUM([.C17:.L17])" office:value-type="float" office:value="0.5" calcext:value-type="float">
            <text:p>0,5</text:p>
          </table:table-cell>
          <table:table-cell table:style-name="ce2"/>
          <table:table-cell table:style-name="ce12" office:value-type="string" calcext:value-type="string">
            <text:p>Pl. Salvador Riera, 2. 627 918 451</text:p>
          </table:table-cell>
          <table:table-cell table:number-columns-repeated="1009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Sant Martí C (18/2/24 – fuera)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40"/>
          <table:table-cell table:style-name="ce10" table:number-columns-repeated="4"/>
          <table:table-cell table:number-columns-repeated="3" table:style-name="ce10" office:value-type="float" office:value="0.5" calcext:value-type="float">
            <text:p><text:s/>1/2</text:p>
          </table:table-cell>
          <table:table-cell table:style-name="ce11" table:formula="of:=SUM([.C18:.L18])" office:value-type="float" office:value="3" calcext:value-type="float">
            <text:p>3</text:p>
          </table:table-cell>
          <table:table-cell table:style-name="ce2"/>
          <table:table-cell table:style-name="ce12" office:value-type="string" calcext:value-type="string">
            <text:p>Selva de Mar, 215 6ª 661 16 83 79</text:p>
          </table:table-cell>
          <table:table-cell table:number-columns-repeated="1009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Jake C (3/3/24 – fuera)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/>
          <table:table-cell table:style-name="ce40"/>
          <table:table-cell table:style-name="ce10" table:number-columns-repeated="2"/>
          <table:table-cell table:style-name="ce10" office:value-type="float" office:value="0.5" calcext:value-type="float">
            <text:p><text:s/>1/2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0"/>
          <table:table-cell table:style-name="ce11" table:formula="of:=SUM([.C19:.L19])" office:value-type="float" office:value="1.5" calcext:value-type="float">
            <text:p>1,5</text:p>
          </table:table-cell>
          <table:table-cell table:style-name="ce2"/>
          <table:table-cell table:style-name="ce12" office:value-type="string" calcext:value-type="string">
            <text:p>Montseny 27 entr. L’Hospitalet. 93 440 31 17</text:p>
          </table:table-cell>
          <table:table-cell table:number-columns-repeated="1009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MIR (17/3/24 – fuera)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table:number-columns-repeated="2"/>
          <table:table-cell table:style-name="ce40"/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0"/>
          <table:table-cell table:style-name="ce11" table:formula="of:=SUM([.C20:.L20])" office:value-type="float" office:value="1.5" calcext:value-type="float">
            <text:p>1,5</text:p>
          </table:table-cell>
          <table:table-cell table:style-name="ce2"/>
          <table:table-cell table:style-name="ce12" office:value-type="string" calcext:value-type="string">
            <text:p>Camí de la Fontfreda 3 (pavelló Mcpal Miquel Poblet, Montcada i Reixac 93 565 09 99</text:p>
          </table:table-cell>
          <table:table-cell table:number-columns-repeated="1009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Ideal Clavé B (28/1/24)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table:number-columns-repeated="3"/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number-columns-repeated="4" table:style-name="ce10" office:value-type="float" office:value="0" calcext:value-type="float">
            <text:p>0 <text:s text:c="3"/></text:p>
          </table:table-cell>
          <table:table-cell table:style-name="ce11" table:formula="of:=SUM([.C21:.L21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Barad B (11/2/24)</text:p>
          </table:table-cell>
          <table:table-cell table:style-name="ce10" table:number-columns-repeated="3"/>
          <table:table-cell table:number-columns-repeated="2" table:style-name="ce10" office:value-type="float" office:value="0.5" calcext:value-type="float">
            <text:p><text:s/>1/2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1" table:formula="of:=SUM([.C22:.L22])" office:value-type="float" office:value="3.5" calcext:value-type="float">
            <text:p>3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8" office:value-type="string" calcext:value-type="string">
            <text:p>Ripollet B (25/2/24)</text:p>
          </table:table-cell>
          <table:table-cell table:style-name="ce10" table:number-columns-repeated="2"/>
          <table:table-cell table:style-name="ce10" office:value-type="float" office:value="0.5" calcext:value-type="float">
            <text:p><text:s/>1/2</text:p>
          </table:table-cell>
          <table:table-cell table:number-columns-repeated="3" table:style-name="ce10" office:value-type="float" office:value="1" calcext:value-type="float">
            <text:p>1 <text:s text:c="3"/></text:p>
          </table:table-cell>
          <table:table-cell table:style-name="ce16" office:value-type="float" office:value="0" calcext:value-type="float">
            <text:p>0 <text:s text:c="3"/></text:p>
          </table:table-cell>
          <table:table-cell table:style-name="ce40"/>
          <table:table-cell table:style-name="ce10"/>
          <table:table-cell table:style-name="ce10" office:value-type="float" office:value="0" calcext:value-type="float">
            <text:p>0 <text:s text:c="3"/></text:p>
          </table:table-cell>
          <table:table-cell table:style-name="ce11" table:formula="of:=SUM([.C23:.L23])" office:value-type="float" office:value="3.5" calcext:value-type="float">
            <text:p>3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8" office:value-type="string" calcext:value-type="string">
            <text:p>Tres peons J (10/3/24)</text:p>
          </table:table-cell>
          <table:table-cell table:style-name="ce1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number-columns-repeated="4" table:style-name="ce10" office:value-type="float" office:value="1" calcext:value-type="float">
            <text:p>1 <text:s text:c="3"/></text:p>
          </table:table-cell>
          <table:table-cell table:style-name="ce10"/>
          <table:table-cell table:style-name="ce40"/>
          <table:table-cell table:style-name="ce10"/>
          <table:table-cell table:style-name="ce11" table:formula="of:=SUM([.C24:.L24])" office:value-type="float" office:value="5.5" calcext:value-type="float">
            <text:p>5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15" office:value-type="string" calcext:value-type="string">
            <text:p>Cadena B</text:p>
          </table:table-cell>
          <table:table-cell table:number-columns-repeated="2"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 table:number-columns-repeated="2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/>
          <table:table-cell table:style-name="ce40"/>
          <table:table-cell table:style-name="ce11" table:formula="of:=SUM([.C25:.L25])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2" table:number-columns-repeated="15"/>
          <table:table-cell table:number-columns-repeated="1009"/>
        </table:table-row>
        <table:table-row table:style-name="ro1">
          <table:table-cell table:style-name="ce25" office:value-type="string" calcext:value-type="string" table:number-columns-spanned="12" table:number-rows-spanned="1">
            <text:p>Barcelona - Tercera Provincial - Grup XII Cadena C</text:p>
          </table:table-cell>
          <table:covered-table-cell table:number-columns-repeated="11"/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Puntos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Gran Penya D (21/1/24 – fuera)</text:p>
          </table:table-cell>
          <table:table-cell table:style-name="ce40"/>
          <table:table-cell table:style-name="ce10" office:value-type="float" office:value="3" calcext:value-type="float">
            <text:p>3 <text:s text:c="3"/></text:p>
          </table:table-cell>
          <table:table-cell table:number-columns-repeated="2" table:style-name="ce10" office:value-type="float" office:value="2" calcext:value-type="float">
            <text:p>2 <text:s text:c="3"/>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table:number-columns-repeated="3"/>
          <table:table-cell table:style-name="ce10" office:value-type="float" office:value="4" calcext:value-type="float">
            <text:p>4 <text:s text:c="3"/></text:p>
          </table:table-cell>
          <table:table-cell table:style-name="ce18" table:formula="of:=SUM([.C29:.L29])" office:value-type="float" office:value="16" calcext:value-type="float">
            <text:p>16,0</text:p>
          </table:table-cell>
          <table:table-cell table:style-name="ce2"/>
          <table:table-cell table:style-name="ce12" office:value-type="string" calcext:value-type="string">
            <text:p>Rbla. Principal, 52. Vilanova i la G. 93 8938871</text:p>
          </table:table-cell>
          <table:table-cell table:number-columns-repeated="1009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Vilafranca F (4/2/24 – fuera)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style-name="ce10" table:number-columns-repeated="3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8" table:formula="of:=SUM([.C30:.L30])" office:value-type="float" office:value="11.5" calcext:value-type="float">
            <text:p>11,5</text:p>
          </table:table-cell>
          <table:table-cell table:style-name="ce2"/>
          <table:table-cell table:style-name="ce12" office:value-type="string" calcext:value-type="string">
            <text:p>Passatge Alcove, 2 (cantonada Rbla Ntra Sra). Vilafranca del Penedès. 629 912 888</text:p>
          </table:table-cell>
          <table:table-cell table:number-columns-repeated="1009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Sitges D (4/2/24 – fuera)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office:value-type="float" office:value="2" calcext:value-type="float">
            <text:p>2 <text:s text:c="3"/></text:p>
          </table:table-cell>
          <table:table-cell table:style-name="ce10" table:number-columns-repeated="3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8" table:formula="of:=SUM([.C31:.L31])" office:value-type="float" office:value="12" calcext:value-type="float">
            <text:p>12,0</text:p>
          </table:table-cell>
          <table:table-cell table:style-name="ce2"/>
          <table:table-cell table:style-name="ce12" office:value-type="string" calcext:value-type="string">
            <text:p>Hotel Sunmay. Pg. Marítim 92-94. 93 811 34 10</text:p>
          </table:table-cell>
          <table:table-cell table:number-columns-repeated="1009"/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Tres peons L (3/3/24 – fuera)</text:p>
          </table:table-cell>
          <table:table-cell table:number-columns-repeated="3" table:style-name="ce10" office:value-type="float" office:value="2" calcext:value-type="float">
            <text:p>2 <text:s text:c="3"/></text:p>
          </table:table-cell>
          <table:table-cell table:style-name="ce40"/>
          <table:table-cell table:style-name="ce10" table:number-columns-repeated="2"/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/>
          <table:table-cell table:style-name="ce18" table:formula="of:=SUM([.C32:.L32])" office:value-type="float" office:value="13.5" calcext:value-type="float">
            <text:p>13,5</text:p>
          </table:table-cell>
          <table:table-cell table:style-name="ce2"/>
          <table:table-cell table:style-name="ce12" office:value-type="string" calcext:value-type="string">
            <text:p>Ros de Olano, 9 08012 BARCELONA</text:p>
          </table:table-cell>
          <table:table-cell table:number-columns-repeated="1009"/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table:style-name="ce8" office:value-type="string" calcext:value-type="string">
            <text:p>ONCE B (17/3/24 – fuera)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 table:number-columns-repeated="2"/>
          <table:table-cell table:style-name="ce40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/>
          <table:table-cell table:style-name="ce18" table:formula="of:=SUM([.C33:.L33])" office:value-type="float" office:value="9" calcext:value-type="float">
            <text:p>9,0</text:p>
          </table:table-cell>
          <table:table-cell table:style-name="ce2"/>
          <table:table-cell table:style-name="ce12" office:value-type="string" calcext:value-type="string">
            <text:p>Sepúlveda 1, 661 15 08 60 (se necesita DNI para acceder al edificio)</text:p>
          </table:table-cell>
          <table:table-cell table:number-columns-repeated="1009"/>
        </table:table-row>
        <table:table-row table:style-name="ro2">
          <table:table-cell table:style-name="ce17" office:value-type="float" office:value="6" calcext:value-type="float">
            <text:p>6</text:p>
          </table:table-cell>
          <table:table-cell table:style-name="ce8" office:value-type="string" calcext:value-type="string">
            <text:p>Congrés F (28/1/24)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table:number-columns-repeated="3"/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office:value-type="float" office:value="1.5" calcext:value-type="float">
            <text:p>1 1/2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1.5" calcext:value-type="float">
            <text:p>1 1/2</text:p>
          </table:table-cell>
          <table:table-cell table:style-name="ce18" table:formula="of:=SUM([.C34:.L34])" office:value-type="float" office:value="8" calcext:value-type="float">
            <text:p>8,0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7" office:value-type="float" office:value="7" calcext:value-type="float">
            <text:p>7</text:p>
          </table:table-cell>
          <table:table-cell table:style-name="ce8" office:value-type="string" calcext:value-type="string">
            <text:p>Ateneu Hortenc B (11/2/24)</text:p>
          </table:table-cell>
          <table:table-cell table:style-name="ce10" table:number-columns-repeated="3"/>
          <table:table-cell table:number-columns-repeated="2" table:style-name="ce10" office:value-type="float" office:value="2" calcext:value-type="float">
            <text:p>2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style-name="ce40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8" table:formula="of:=SUM([.C35:.L35])" office:value-type="float" office:value="11.5" calcext:value-type="float">
            <text:p>11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table:style-name="ce8" office:value-type="string" calcext:value-type="string">
            <text:p>Torrenegra C (25/2/24)</text:p>
          </table:table-cell>
          <table:table-cell table:style-name="ce10" table:number-columns-repeated="2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1.5" calcext:value-type="float">
            <text:p>1 1/2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/>
          <table:table-cell table:style-name="ce10" office:value-type="float" office:value="1" calcext:value-type="float">
            <text:p>1 <text:s text:c="3"/></text:p>
          </table:table-cell>
          <table:table-cell table:style-name="ce18" table:formula="of:=SUM([.C36:.L36])" office:value-type="float" office:value="11.5" calcext:value-type="float">
            <text:p>11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7" office:value-type="float" office:value="9" calcext:value-type="float">
            <text:p>9</text:p>
          </table:table-cell>
          <table:table-cell table:style-name="ce8" office:value-type="string" calcext:value-type="string">
            <text:p>Gavà B (10/3/24)</text:p>
          </table:table-cell>
          <table:table-cell table:style-name="ce1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3.5" calcext:value-type="float">
            <text:p>3 1/2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/>
          <table:table-cell table:style-name="ce40"/>
          <table:table-cell table:style-name="ce10"/>
          <table:table-cell table:style-name="ce18" table:formula="of:=SUM([.C37:.L37])" office:value-type="float" office:value="12.5" calcext:value-type="float">
            <text:p>12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Cadena C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table:number-columns-repeated="2"/>
          <table:table-cell table:style-name="ce10" office:value-type="float" office:value="2.5" calcext:value-type="float">
            <text:p>2 1/2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/>
          <table:table-cell table:style-name="ce40"/>
          <table:table-cell table:style-name="ce18" table:formula="of:=SUM([.C38:.L38])" office:value-type="float" office:value="13.5" calcext:value-type="float">
            <text:p>13,5</text:p>
          </table:table-cell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2" table:number-columns-repeated="15"/>
          <table:table-cell table:number-columns-repeated="1009"/>
        </table:table-row>
        <table:table-row table:style-name="ro1">
          <table:table-cell table:style-name="ce26" office:value-type="string" calcext:value-type="string" table:number-columns-spanned="12" table:number-rows-spanned="1">
            <text:p>Barcelona - Tercera Provincial - Grup VIII Cadena D</text:p>
          </table:table-cell>
          <table:covered-table-cell table:number-columns-repeated="11"/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19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11" office:value-type="string" calcext:value-type="string">
            <text:p>Puntos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Casino Santfeliuenc C (21/1/24 – fuera)</text:p>
          </table:table-cell>
          <table:table-cell table:style-name="ce40"/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3" calcext:value-type="float">
            <text:p>3 <text:s text:c="3"/></text:p>
          </table:table-cell>
          <table:table-cell table:number-columns-repeated="2" table:style-name="ce10" office:value-type="float" office:value="1" calcext:value-type="float">
            <text:p>1 <text:s text:c="3"/></text:p>
          </table:table-cell>
          <table:table-cell table:style-name="ce10" table:number-columns-repeated="3"/>
          <table:table-cell table:style-name="ce10" office:value-type="float" office:value="2" calcext:value-type="float">
            <text:p>2 <text:s text:c="3"/></text:p>
          </table:table-cell>
          <table:table-cell table:style-name="ce18" table:formula="of:=SUM([.C42:.L42])" office:value-type="float" office:value="9" calcext:value-type="float">
            <text:p>9,0</text:p>
          </table:table-cell>
          <table:table-cell table:style-name="ce2"/>
          <table:table-cell table:style-name="ce6" office:value-type="string" calcext:value-type="string">
            <text:p>Joan Batllori, 6. Sant Feliu de Llob. 93 685 97 49</text:p>
          </table:table-cell>
          <table:table-cell table:number-columns-repeated="1009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Rubinenca E (4/2/24 – fuera)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4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1.5" calcext:value-type="float">
            <text:p>1 1/2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table:number-columns-repeated="3"/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8" table:formula="of:=SUM([.C43:.L43])" office:value-type="float" office:value="4.5" calcext:value-type="float">
            <text:p>4,5</text:p>
          </table:table-cell>
          <table:table-cell table:style-name="ce2"/>
          <table:table-cell table:style-name="ce6" office:value-type="string" calcext:value-type="string">
            <text:p>Carr de Terrassa 59-61 (Esc d’Adults) 658 84 44 28</text:p>
          </table:table-cell>
          <table:table-cell table:number-columns-repeated="1009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Badía B (4/2/24 – fuera)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40"/>
          <table:table-cell table:style-name="ce10" office:value-type="float" office:value="3" calcext:value-type="float">
            <text:p>3 <text:s text:c="3"/></text:p>
          </table:table-cell>
          <table:table-cell table:style-name="ce10" table:number-columns-repeated="3"/>
          <table:table-cell table:style-name="ce10" office:value-type="float" office:value="4" calcext:value-type="float">
            <text:p>4 <text:s text:c="3"/></text:p>
          </table:table-cell>
          <table:table-cell table:number-columns-repeated="2" table:style-name="ce10" office:value-type="float" office:value="3" calcext:value-type="float">
            <text:p>3 <text:s text:c="3"/></text:p>
          </table:table-cell>
          <table:table-cell table:style-name="ce18" table:formula="of:=SUM([.C44:.L44])" office:value-type="float" office:value="20" calcext:value-type="float">
            <text:p>20,0</text:p>
          </table:table-cell>
          <table:table-cell table:style-name="ce2"/>
          <table:table-cell table:style-name="ce6" office:value-type="string" calcext:value-type="string">
            <text:p>Av del Mediterrani s/n. Biblioteca Vicente Aleixandre. 93 729 14 72</text:p>
          </table:table-cell>
          <table:table-cell table:number-columns-repeated="1009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Tres peons N (3/3/24 – fuera)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table:number-columns-repeated="2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/>
          <table:table-cell table:style-name="ce18" table:formula="of:=SUM([.C45:.L45])" office:value-type="float" office:value="10.5" calcext:value-type="float">
            <text:p>10,5</text:p>
          </table:table-cell>
          <table:table-cell table:style-name="ce2"/>
          <table:table-cell table:style-name="ce6" office:value-type="string" calcext:value-type="string">
            <text:p>Ros de Olano, 9 08012 BARCELONA</text:p>
          </table:table-cell>
          <table:table-cell table:number-columns-repeated="1009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style-name="ce8" office:value-type="string" calcext:value-type="string">
            <text:p>Espluguenc (17/3/24 – fuera)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 table:number-columns-repeated="2"/>
          <table:table-cell table:style-name="ce40"/>
          <table:table-cell table:style-name="ce10" office:value-type="float" office:value="2.5" calcext:value-type="float">
            <text:p>2 1/2</text:p>
          </table:table-cell>
          <table:table-cell table:number-columns-repeated="2" table:style-name="ce10" office:value-type="float" office:value="1.5" calcext:value-type="float">
            <text:p>1 1/2</text:p>
          </table:table-cell>
          <table:table-cell table:style-name="ce23" office:value-type="float" office:value="3" calcext:value-type="float">
            <text:p>3 <text:s text:c="3"/></text:p>
          </table:table-cell>
          <table:table-cell table:style-name="ce10"/>
          <table:table-cell table:style-name="ce18" table:formula="of:=SUM([.C46:.L46])" office:value-type="float" office:value="15.5" calcext:value-type="float">
            <text:p>15,5</text:p>
          </table:table-cell>
          <table:table-cell table:style-name="ce2"/>
          <table:table-cell table:style-name="ce6" office:value-type="string" calcext:value-type="string">
            <text:p>Joan Miquel Quintana 6-8 . 93 372 81 06. Esplugues de Llob.</text:p>
          </table:table-cell>
          <table:table-cell table:number-columns-repeated="1009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style-name="ce8" office:value-type="string" calcext:value-type="string">
            <text:p>Castelldefels C (28/1/24)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table:number-columns-repeated="3"/>
          <table:table-cell table:style-name="ce10" office:value-type="float" office:value="1.5" calcext:value-type="float">
            <text:p>1 1/2</text:p>
          </table:table-cell>
          <table:table-cell table:style-name="ce40"/>
          <table:table-cell table:style-name="ce10" office:value-type="float" office:value="3.5" calcext:value-type="float">
            <text:p>3 1/2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3.5" calcext:value-type="float">
            <text:p>3 1/2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8" table:formula="of:=SUM([.C47:.L47])" office:value-type="float" office:value="17.5" calcext:value-type="float">
            <text:p>17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table-cell table:style-name="ce24" office:value-type="string" calcext:value-type="string">
            <text:p>Sant Boi C (11/2/24)</text:p>
          </table:table-cell>
          <table:table-cell table:style-name="ce10" table:number-columns-repeated="3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40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8" table:formula="of:=SUM([.C48:.L48])" office:value-type="float" office:value="13.5" calcext:value-type="float">
            <text:p>13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table-cell table:style-name="ce8" office:value-type="string" calcext:value-type="string">
            <text:p>Prat C (25/2/24)</text:p>
          </table:table-cell>
          <table:table-cell table:style-name="ce10" table:number-columns-repeated="2"/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number-columns-repeated="2"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/>
          <table:table-cell table:style-name="ce10" office:value-type="float" office:value="4" calcext:value-type="float">
            <text:p>4 <text:s text:c="3"/></text:p>
          </table:table-cell>
          <table:table-cell table:style-name="ce18" table:formula="of:=SUM([.C49:.L49])" office:value-type="float" office:value="9.5" calcext:value-type="float">
            <text:p>9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table-cell table:style-name="ce8" office:value-type="string" calcext:value-type="string">
            <text:p>Torreblanca D (10/3/24)</text:p>
          </table:table-cell>
          <table:table-cell table:style-name="ce10"/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 office:value-type="float" office:value="1.5" calcext:value-type="float">
            <text:p>1 1/2</text:p>
          </table:table-cell>
          <table:table-cell table:style-name="ce10"/>
          <table:table-cell table:style-name="ce40"/>
          <table:table-cell table:style-name="ce10"/>
          <table:table-cell table:style-name="ce18" table:formula="of:=SUM([.C50:.L50])" office:value-type="float" office:value="10" calcext:value-type="float">
            <text:p>10,0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style-name="ce15" office:value-type="string" calcext:value-type="string">
            <text:p>Cadena D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table:number-columns-repeated="2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/>
          <table:table-cell table:style-name="ce40"/>
          <table:table-cell table:style-name="ce18" table:formula="of:=SUM([.C51:.L51])" office:value-type="float" office:value="10" calcext:value-type="float">
            <text:p>10,0</text:p>
          </table:table-cell>
          <table:table-cell table:style-name="ce2" table:number-columns-repeated="2"/>
          <table:table-cell table:number-columns-repeated="100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HTML_1" table:base-cell-address="$Hoja1.$A$1" table:cell-range-address="Hoja1.$A$1:Hoja1.$O$51"/>
        <table:named-range table:name="HTML_all" table:base-cell-address="$Hoja1.$A$1" table:cell-range-address="Hoja1.$A$1:Hoja1.$O$51"/>
        <table:named-range table:name="HTML_tables" table:base-cell-address="$Hoja1.$A$1" table:cell-range-address="Hoja1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" svg:font-family="'Liberation Serif', 'Times New Roma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fraction number:min-integer-digits="0" number:min-numerator-digits="1" loext:max-numerator-digits="1" number:min-denominator-digits="1" loext:max-denominator-value="9"/>
    </number:number-style>
    <number:number-style style:name="N105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603cm" fo:margin-left="0cm" fo:margin-right="0cm" fo:margin-bottom="0cm"/>
      </style:header-style>
      <style:footer-style>
        <style:header-footer-properties fo:min-height="0.603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 style:data-style-name="N2" text:time-value="10:57:25.7100425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02-11T21:00:20Z</meta:creation-date>
    <dc:date>2024-02-26T10:57:50.521868626</dc:date>
    <meta:editing-duration>PT23M9S</meta:editing-duration>
    <meta:editing-cycles>5</meta:editing-cycles>
    <meta:document-statistic meta:table-count="1" meta:cell-count="433" meta:object-count="0"/>
  </office:meta>
</office:document-meta>
</file>